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4b30" officeooo:paragraph-rsid="001c4b30"/>
    </style:style>
    <style:style style:name="P2" style:family="paragraph" style:parent-style-name="Standard">
      <style:text-properties fo:font-weight="bold" officeooo:rsid="001c4b30" officeooo:paragraph-rsid="001c4b30" style:font-weight-asian="bold" style:font-weight-complex="bold"/>
    </style:style>
    <style:style style:name="P3" style:family="paragraph" style:parent-style-name="Standard">
      <style:text-properties fo:font-weight="bold" officeooo:rsid="002137ec" officeooo:paragraph-rsid="002137ec" style:font-weight-asian="bold" style:font-weight-complex="bold"/>
    </style:style>
    <style:style style:name="P4" style:family="paragraph" style:parent-style-name="Standard">
      <style:text-properties fo:font-weight="bold" officeooo:rsid="002137ec" officeooo:paragraph-rsid="002a7324" style:font-weight-asian="bold" style:font-weight-complex="bold"/>
    </style:style>
    <style:style style:name="P5" style:family="paragraph" style:parent-style-name="Standard">
      <style:text-properties fo:font-weight="bold" officeooo:rsid="0022f068" officeooo:paragraph-rsid="0022f068" style:font-weight-asian="bold" style:font-weight-complex="bold"/>
    </style:style>
    <style:style style:name="P6" style:family="paragraph" style:parent-style-name="Standard">
      <style:text-properties fo:font-weight="normal" officeooo:rsid="001c4b30" officeooo:paragraph-rsid="001c4b30" style:font-weight-asian="normal" style:font-weight-complex="normal"/>
    </style:style>
    <style:style style:name="P7" style:family="paragraph" style:parent-style-name="Standard">
      <style:text-properties fo:font-weight="normal" officeooo:rsid="0022f068" officeooo:paragraph-rsid="0022f068" style:font-weight-asian="normal" style:font-weight-complex="normal"/>
    </style:style>
    <style:style style:name="P8" style:family="paragraph" style:parent-style-name="Standard">
      <style:text-properties fo:font-weight="normal" officeooo:rsid="0023cc79" officeooo:paragraph-rsid="0023cc79" style:font-weight-asian="normal" style:font-weight-complex="normal"/>
    </style:style>
    <style:style style:name="P9" style:family="paragraph" style:parent-style-name="Standard">
      <style:text-properties fo:font-weight="normal" officeooo:rsid="0025186c" officeooo:paragraph-rsid="0025186c" style:font-weight-asian="normal" style:font-weight-complex="normal"/>
    </style:style>
    <style:style style:name="P10" style:family="paragraph" style:parent-style-name="Standard">
      <style:text-properties fo:font-weight="normal" officeooo:rsid="0025186c" officeooo:paragraph-rsid="002806fe" style:font-weight-asian="normal" style:font-weight-complex="normal"/>
    </style:style>
    <style:style style:name="P11" style:family="paragraph" style:parent-style-name="Standard">
      <style:text-properties fo:font-weight="normal" officeooo:rsid="0025c630" officeooo:paragraph-rsid="0025c630" style:font-weight-asian="normal" style:font-weight-complex="normal"/>
    </style:style>
    <style:style style:name="P12" style:family="paragraph" style:parent-style-name="Standard">
      <style:text-properties officeooo:rsid="001e0bdc" officeooo:paragraph-rsid="001e0bdc"/>
    </style:style>
    <style:style style:name="P13" style:family="paragraph" style:parent-style-name="Standard">
      <style:text-properties officeooo:rsid="0022f068" officeooo:paragraph-rsid="0022f068"/>
    </style:style>
    <style:style style:name="P14" style:family="paragraph" style:parent-style-name="Text_20_body">
      <style:paragraph-properties fo:margin-left="0cm" fo:margin-right="0cm" fo:orphans="2" fo:widows="2" fo:text-indent="0cm" style:auto-text-indent="false"/>
      <style:text-properties fo:font-variant="normal" fo:text-transform="none" fo:color="#212121" fo:letter-spacing="normal" fo:language="es" fo:country="MX" fo:font-style="normal" fo:font-weight="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212121" fo:letter-spacing="normal" fo:language="es" fo:country="MX" fo:font-style="normal" fo:font-weight="bold"/>
    </style:style>
    <style:style style:name="P16" style:family="paragraph" style:parent-style-name="Text_20_body">
      <style:paragraph-properties fo:margin-left="0cm" fo:margin-right="0cm" fo:orphans="2" fo:widows="2" fo:text-indent="0cm" style:auto-text-indent="false"/>
      <style:text-properties fo:font-variant="normal" fo:text-transform="none" fo:color="#212121" fo:letter-spacing="normal" fo:language="es" fo:country="MX" fo:font-style="normal" fo:font-weight="bold" fo:background-color="transparent"/>
    </style:style>
    <style:style style:name="P17" style:family="paragraph" style:parent-style-name="Text_20_body">
      <style:paragraph-properties fo:margin-left="0cm" fo:margin-right="0cm" fo:orphans="2" fo:widows="2" fo:text-indent="0cm" style:auto-text-indent="false"/>
      <style:text-properties fo:font-variant="normal" fo:text-transform="none" fo:color="#212121" fo:letter-spacing="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212121" fo:letter-spacing="normal" officeooo:paragraph-rsid="00265bd3"/>
    </style:style>
    <style:style style:name="P19" style:family="paragraph" style:parent-style-name="Text_20_body">
      <style:paragraph-properties fo:margin-left="0cm" fo:margin-right="0cm" fo:orphans="2" fo:widows="2" fo:text-indent="0cm" style:auto-text-indent="false"/>
      <style:text-properties fo:font-variant="normal" fo:text-transform="none" fo:color="#212121" fo:letter-spacing="normal" fo:font-weight="bold" officeooo:rsid="002137ec" officeooo:paragraph-rsid="002137ec" style:font-weight-asian="bold" style:font-weight-complex="bold"/>
    </style:style>
    <style:style style:name="P20" style:family="paragraph" style:parent-style-name="Text_20_body">
      <style:paragraph-properties fo:margin-left="0cm" fo:margin-right="0cm" fo:orphans="2" fo:widows="2" fo:text-indent="0cm" style:auto-text-indent="false"/>
      <style:text-properties fo:font-variant="normal" fo:text-transform="none" fo:color="#212121" fo:letter-spacing="normal" officeooo:rsid="0025c630" officeooo:paragraph-rsid="0025c630"/>
    </style:style>
    <style:style style:name="P21" style:family="paragraph" style:parent-style-name="Text_20_body">
      <style:paragraph-properties fo:margin-left="0cm" fo:margin-right="0cm" fo:orphans="2" fo:widows="2" fo:text-indent="0cm" style:auto-text-indent="false"/>
      <style:text-properties fo:font-variant="normal" fo:text-transform="none" fo:color="#212121" fo:letter-spacing="normal" officeooo:rsid="002137ec" officeooo:paragraph-rsid="00313e91"/>
    </style:style>
    <style:style style:name="P22" style:family="paragraph" style:parent-style-name="Text_20_body">
      <style:paragraph-properties fo:margin-left="0cm" fo:margin-right="0cm" fo:orphans="2" fo:widows="2" fo:text-indent="0cm" style:auto-text-indent="false"/>
      <style:text-properties fo:font-weight="normal" officeooo:rsid="002137ec" officeooo:paragraph-rsid="002a7324" style:font-weight-asian="normal" style:font-weight-complex="normal"/>
    </style:style>
    <style:style style:name="P23" style:family="paragraph" style:parent-style-name="Text_20_body">
      <style:paragraph-properties fo:margin-left="0cm" fo:margin-right="0cm" fo:orphans="2" fo:widows="2" fo:text-indent="0cm" style:auto-text-indent="false"/>
      <style:text-properties fo:font-weight="normal" officeooo:rsid="002137ec" officeooo:paragraph-rsid="00313e91" style:font-weight-asian="normal" style:font-weight-complex="normal"/>
    </style:style>
    <style:style style:name="P24" style:family="paragraph" style:parent-style-name="Text_20_body">
      <style:paragraph-properties fo:margin-left="0cm" fo:margin-right="0cm" fo:orphans="2" fo:widows="2" fo:text-indent="0cm" style:auto-text-indent="false"/>
      <style:text-properties fo:font-weight="normal" officeooo:rsid="002137ec" officeooo:paragraph-rsid="003313e0" style:font-weight-asian="normal" style:font-weight-complex="normal"/>
    </style:style>
    <style:style style:name="P25" style:family="paragraph" style:parent-style-name="Text_20_body">
      <style:paragraph-properties fo:margin-left="0cm" fo:margin-right="0cm" fo:orphans="2" fo:widows="2" fo:text-indent="0cm" style:auto-text-indent="false"/>
      <style:text-properties fo:font-weight="normal" officeooo:rsid="002b6d48" officeooo:paragraph-rsid="002b6d48" style:font-weight-asian="normal" style:font-weight-complex="normal"/>
    </style:style>
    <style:style style:name="P26" style:family="paragraph" style:parent-style-name="Text_20_body">
      <style:paragraph-properties fo:margin-left="0cm" fo:margin-right="0cm" fo:orphans="2" fo:widows="2" fo:text-indent="0cm" style:auto-text-indent="false" fo:break-before="page"/>
      <style:text-properties fo:font-weight="normal" officeooo:rsid="002b6d48" officeooo:paragraph-rsid="002b6d48" style:font-weight-asian="normal" style:font-weight-complex="normal"/>
    </style:style>
    <style:style style:name="P27" style:family="paragraph" style:parent-style-name="Text_20_body">
      <style:paragraph-properties fo:orphans="2" fo:widows="2"/>
      <style:text-properties fo:font-weight="normal" officeooo:rsid="002b6d48" officeooo:paragraph-rsid="002b6d48" style:font-weight-asian="normal" style:font-weight-complex="normal"/>
    </style:style>
    <style:style style:name="P28" style:family="paragraph" style:parent-style-name="Text_20_body">
      <style:paragraph-properties fo:orphans="2" fo:widows="2"/>
      <style:text-properties fo:font-weight="bold" officeooo:rsid="002b6d48" officeooo:paragraph-rsid="002b6d48" style:font-weight-asian="bold" style:font-weight-complex="bold"/>
    </style:style>
    <style:style style:name="P29" style:family="paragraph" style:parent-style-name="Text_20_body">
      <style:paragraph-properties fo:orphans="2" fo:widows="2"/>
      <style:text-properties fo:font-variant="normal" fo:text-transform="none" fo:color="#212121" fo:letter-spacing="normal" fo:font-weight="bold" officeooo:rsid="002b6d48" officeooo:paragraph-rsid="002b6d48" style:font-weight-asian="bold" style:font-weight-complex="bold"/>
    </style:style>
    <style:style style:name="P30" style:family="paragraph" style:parent-style-name="Text_20_body">
      <style:paragraph-properties fo:orphans="2" fo:widows="2"/>
      <style:text-properties fo:font-variant="normal" fo:text-transform="none" fo:color="#212121" fo:letter-spacing="normal" fo:font-weight="bold" officeooo:rsid="002b6d48" officeooo:paragraph-rsid="002c3573" style:font-weight-asian="bold" style:font-weight-complex="bold"/>
    </style:style>
    <style:style style:name="P31" style:family="paragraph" style:parent-style-name="Text_20_body" style:list-style-name="L1">
      <style:paragraph-properties fo:orphans="2" fo:widows="2"/>
      <style:text-properties fo:font-variant="normal" fo:text-transform="none" fo:color="#212121" fo:letter-spacing="normal" fo:font-weight="normal" officeooo:rsid="002b6d48" officeooo:paragraph-rsid="002b6d48" style:font-weight-asian="normal" style:font-weight-complex="normal"/>
    </style:style>
    <style:style style:name="P32" style:family="paragraph" style:parent-style-name="Text_20_body" style:list-style-name="L2">
      <style:paragraph-properties fo:orphans="2" fo:widows="2"/>
      <style:text-properties fo:font-variant="normal" fo:text-transform="none" fo:color="#212121" fo:letter-spacing="normal" fo:font-weight="normal" officeooo:rsid="002b6d48" officeooo:paragraph-rsid="002b6d48" style:font-weight-asian="normal" style:font-weight-complex="normal"/>
    </style:style>
    <style:style style:name="P33" style:family="paragraph" style:parent-style-name="Text_20_body" style:list-style-name="L3">
      <style:paragraph-properties fo:orphans="2" fo:widows="2"/>
      <style:text-properties fo:font-variant="normal" fo:text-transform="none" fo:color="#212121" fo:letter-spacing="normal" fo:font-weight="normal" officeooo:rsid="002b6d48" officeooo:paragraph-rsid="002c3573" style:font-weight-asian="normal" style:font-weight-complex="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212121" fo:letter-spacing="normal"/>
    </style:style>
    <style:style style:name="P35" style:family="paragraph" style:parent-style-name="Text_20_body">
      <style:paragraph-properties fo:margin-left="0cm" fo:margin-right="0cm" fo:orphans="2" fo:widows="2" fo:text-indent="0cm" style:auto-text-indent="false"/>
      <style:text-properties fo:font-variant="normal" fo:text-transform="none" fo:color="#212121" fo:letter-spacing="normal" fo:language="es" fo:country="MX" fo:font-style="normal" fo:font-weight="bold" style:font-weight-asian="bold" style:font-weight-complex="bold"/>
    </style:style>
    <style:style style:name="T1" style:family="text">
      <style:text-properties fo:language="es" fo:country="MX" fo:font-style="normal"/>
    </style:style>
    <style:style style:name="T2" style:family="text">
      <style:text-properties fo:language="es" fo:country="MX" fo:font-style="normal" fo:font-weight="normal"/>
    </style:style>
    <style:style style:name="T3" style:family="text">
      <style:text-properties fo:language="es" fo:country="MX" fo:font-style="normal" fo:font-weight="normal" officeooo:rsid="001f8fde"/>
    </style:style>
    <style:style style:name="T4" style:family="text">
      <style:text-properties fo:language="es" fo:country="MX" fo:font-style="normal" fo:font-weight="normal" officeooo:rsid="001fc5af"/>
    </style:style>
    <style:style style:name="T5" style:family="text">
      <style:text-properties fo:language="es" fo:country="MX" fo:font-style="normal" fo:font-weight="normal" officeooo:rsid="002137ec"/>
    </style:style>
    <style:style style:name="T6" style:family="text">
      <style:text-properties fo:language="es" fo:country="MX" fo:font-style="normal" fo:font-weight="normal" officeooo:rsid="0022f068"/>
    </style:style>
    <style:style style:name="T7" style:family="text">
      <style:text-properties fo:language="es" fo:country="MX" fo:font-style="normal" fo:font-weight="normal" officeooo:rsid="00265bd3"/>
    </style:style>
    <style:style style:name="T8" style:family="text">
      <style:text-properties fo:language="es" fo:country="MX" fo:font-style="normal" fo:font-weight="normal" officeooo:rsid="002b6d48"/>
    </style:style>
    <style:style style:name="T9" style:family="text">
      <style:text-properties fo:language="es" fo:country="MX" fo:font-style="normal" fo:font-weight="normal" officeooo:rsid="002f4b25"/>
    </style:style>
    <style:style style:name="T10" style:family="text">
      <style:text-properties fo:language="es" fo:country="MX" fo:font-style="normal" officeooo:rsid="002137ec"/>
    </style:style>
    <style:style style:name="T11" style:family="text">
      <style:text-properties fo:font-weight="normal" style:font-weight-asian="normal" style:font-weight-complex="normal"/>
    </style:style>
    <style:style style:name="T12" style:family="text">
      <style:text-properties fo:font-weight="normal" officeooo:rsid="001c4b30" style:font-weight-asian="normal" style:font-weight-complex="normal"/>
    </style:style>
    <style:style style:name="T13" style:family="text">
      <style:text-properties fo:font-weight="normal" officeooo:rsid="002806fe" style:font-weight-asian="normal" style:font-weight-complex="normal"/>
    </style:style>
    <style:style style:name="T14" style:family="text">
      <style:text-properties fo:font-weight="normal" officeooo:rsid="0034ff70" style:font-weight-asian="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c4b30" style:font-weight-asian="bold" style:font-weight-complex="bold"/>
    </style:style>
    <style:style style:name="T18" style:family="text">
      <style:text-properties officeooo:rsid="001c4b30"/>
    </style:style>
    <style:style style:name="T19" style:family="text">
      <style:text-properties officeooo:rsid="001e0bdc"/>
    </style:style>
    <style:style style:name="T20" style:family="text">
      <style:text-properties fo:font-variant="normal" fo:text-transform="none" fo:color="#212121" fo:letter-spacing="normal"/>
    </style:style>
    <style:style style:name="T21" style:family="text">
      <style:text-properties fo:font-variant="normal" fo:text-transform="none" fo:color="#212121" fo:letter-spacing="normal" officeooo:rsid="0022f068"/>
    </style:style>
    <style:style style:name="T22" style:family="text">
      <style:text-properties fo:font-variant="normal" fo:text-transform="none" fo:color="#212121" fo:letter-spacing="normal" officeooo:rsid="002806fe"/>
    </style:style>
    <style:style style:name="T23" style:family="text">
      <style:text-properties fo:font-variant="normal" fo:text-transform="none" fo:color="#212121" fo:letter-spacing="normal" officeooo:rsid="002a7324"/>
    </style:style>
    <style:style style:name="T24" style:family="text">
      <style:text-properties fo:font-variant="normal" fo:text-transform="none" fo:color="#212121" fo:letter-spacing="normal" fo:font-weight="bold" style:font-weight-asian="bold" style:font-weight-complex="bold"/>
    </style:style>
    <style:style style:name="T25" style:family="text">
      <style:text-properties fo:font-variant="normal" fo:text-transform="none" fo:color="#212121" fo:letter-spacing="normal" fo:font-weight="bold" officeooo:rsid="002a7324" style:font-weight-asian="bold" style:font-weight-complex="bold"/>
    </style:style>
    <style:style style:name="T26" style:family="text">
      <style:text-properties fo:font-variant="normal" fo:text-transform="none" fo:color="#212121" fo:letter-spacing="normal" officeooo:rsid="00313e91"/>
    </style:style>
    <style:style style:name="T27" style:family="text">
      <style:text-properties fo:font-variant="normal" fo:text-transform="none" fo:color="#212121" fo:letter-spacing="normal" officeooo:rsid="003313e0"/>
    </style:style>
    <style:style style:name="T28" style:family="text">
      <style:text-properties officeooo:rsid="002137ec"/>
    </style:style>
    <style:style style:name="T29" style:family="text">
      <style:text-properties officeooo:rsid="0022f068"/>
    </style:style>
    <style:style style:name="T30" style:family="text">
      <style:text-properties officeooo:rsid="0023cc79"/>
    </style:style>
    <style:style style:name="T31" style:family="text">
      <style:text-properties officeooo:rsid="00265bd3"/>
    </style:style>
    <style:style style:name="T32" style:family="text">
      <style:text-properties officeooo:rsid="00268742"/>
    </style:style>
    <style:style style:name="T33" style:family="text">
      <style:text-properties officeooo:rsid="0027e613"/>
    </style:style>
    <style:style style:name="T34" style:family="text">
      <style:text-properties officeooo:rsid="002806fe"/>
    </style:style>
    <style:style style:name="T35" style:family="text">
      <style:text-properties officeooo:rsid="00294906"/>
    </style:style>
    <style:style style:name="T36" style:family="text">
      <style:text-properties officeooo:rsid="002a7324"/>
    </style:style>
    <style:style style:name="T37" style:family="text">
      <style:text-properties officeooo:rsid="002b6d48"/>
    </style:style>
    <style:style style:name="T38" style:family="text">
      <style:text-properties officeooo:rsid="00313e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equerimientos funcionales.</text:p>
      <text:p text:style-name="P17"/>
      <text:p text:style-name="P15">Pantalla de inicio</text:p>
      <text:p text:style-name="P14">El sistema debe contar con un sistema de acceso para que únicamente las personas que cuenten con la contraseña puedan entrar al sistema.</text:p>
      <text:p text:style-name="P17"/>
      <text:p text:style-name="P16"><text:span text:style-name="T31">Menú de o</text:span>pciones</text:p>
      <text:p text:style-name="P14">Después de haber puesto la contraseña correcta, el programa debe de mostrar las opciones con las que cuenta que serían las siguientes:</text:p>
      <text:p text:style-name="P17"/>
      <text:p text:style-name="P18">•<text:span text:style-name="T2">F2: <text:s/>Empleados.</text:span></text:p>
      <text:p text:style-name="P17">•<text:span text:style-name="T2">F3: Captura de movimientos.</text:span></text:p>
      <text:p text:style-name="P17">•<text:span text:style-name="T2">F4: Reportes.</text:span></text:p>
      <text:p text:style-name="P17">•<text:span text:style-name="T2">Enter: Salir</text:span></text:p>
      <text:p text:style-name="P17"/>
      <text:p text:style-name="P17"/>
      <text:p text:style-name="P15">Pantalla Empleados</text:p>
      <text:p text:style-name="P17"><text:span text:style-name="T2">En esta pantalla se mostraran dos opciones, divididas por pestañas, las cuales serán nuevo </text:span><text:span text:style-name="T3">empleado </text:span><text:span text:style-name="T2">y buscar </text:span><text:span text:style-name="T3">empleado</text:span><text:span text:style-name="T2">.</text:span></text:p>
      <text:p text:style-name="P17"/>
      <text:p text:style-name="P15">Pestaña Nuevo Empleado</text:p>
      <text:p text:style-name="P17"><text:span text:style-name="T2">En esta pestaña se permitirá al usuario agregar un trabajador nuevo </text:span><text:span text:style-name="T7">solicitándole</text:span><text:span text:style-name="T2"> el nombre, el apellido paterno, el apellido materno, el rol que utilizar</text:span><text:span text:style-name="T7">á</text:span><text:span text:style-name="T2">, y el tipo de trabajador que es.</text:span></text:p>
      <text:p text:style-name="P17"><text:span text:style-name="T2">Con su respectivo botón </text:span><text:span text:style-name="T7">para </text:span><text:span text:style-name="T2">Agregar empleado, el cual grabar</text:span><text:span text:style-name="T7">á</text:span><text:span text:style-name="T2"> los datos del empleado que se desea registrar.</text:span></text:p>
      <text:p text:style-name="P17"/>
      <text:p text:style-name="P15">Grabado de empleado</text:p>
      <text:p text:style-name="P17"><text:span text:style-name="T2">Al oprimir el botón <text:s/>Agregar empleado se deberá validar que los campos nombre y apellido paterno no vengan vac</text:span><text:span text:style-name="T7">í</text:span><text:span text:style-name="T2">os, </text:span><text:span text:style-name="T7">el apellido materno es opcional su captura, sin embargo debe cumplir con la validación de no permitir carácteres especiales</text:span><text:span text:style-name="T9">(incluyendo caracateres como la ñ,&amp;,% etc...)</text:span><text:span text:style-name="T7">.</text:span></text:p>
      <text:p text:style-name="P17"><text:span text:style-name="T2">En caso de que llegara a fal</text:span><text:span text:style-name="T7">lar la validación</text:span><text:span text:style-name="T2">, se deberá mostrar el siguiente mensaje de error “</text:span><text:span text:style-name="T3">Favor de verificar los datos de nuevo.</text:span><text:span text:style-name="T2">”.</text:span></text:p>
      <text:p text:style-name="P17"><text:span text:style-name="T2">También se debe de validar que los empleados que se agreguen no estén repetidos. </text:span><text:span text:style-name="T7">E</text:span><text:span text:style-name="T2">n caso de que eso ocurra se deberá mostrar el siguiente mensaje de error “</text:span><text:span text:style-name="T3">Ya existe un empleado con ese nombre </text:span><text:span text:style-name="T2">”.</text:span></text:p>
      <text:p text:style-name="P20">Cuando el grabado sea completado correctamente se debe de mostrar un mensaje mostrando cual ser<text:span text:style-name="T31">á</text:span> el id del empleado.</text:p>
      <text:p text:style-name="P20"/>
      <text:p text:style-name="P15"><text:soft-page-break/>Pestaña Buscar Empleado</text:p>
      <text:p text:style-name="P18"><text:span text:style-name="T2">En esta pestaña se mostrar</text:span><text:span text:style-name="T7">á</text:span><text:span text:style-name="T2"> una caja de texto que buscar</text:span><text:span text:style-name="T7">á</text:span><text:span text:style-name="T2"> por nombre. </text:span><text:span text:style-name="T7">Al ingresar mostrará <text:s/>a todos los empleados registrados (mostrado su id, nombre, rol y tipo de empleado) y,</text:span><text:span text:style-name="T2"> al ir escribiendo en ella se irán delimitando los resultados </text:span><text:span text:style-name="T7">mostrados</text:span><text:span text:style-name="T2">. Además de esto </text:span><text:span text:style-name="T7">debe contener</text:span><text:span text:style-name="T2"> un botón de eliminar,</text:span><text:span text:style-name="T4"> </text:span><text:span text:style-name="T5">un bot</text:span><text:span text:style-name="T7">ó</text:span><text:span text:style-name="T5">n para agregar movimientos </text:span><text:span text:style-name="T7">(</text:span><text:span text:style-name="T5">para que se pueda realizar esta acci</text:span><text:span text:style-name="T7">ó</text:span><text:span text:style-name="T5">n desde esta </text:span><text:span text:style-name="T7">á</text:span><text:span text:style-name="T5">rea</text:span><text:span text:style-name="T7">)</text:span><text:span text:style-name="T5"> y un bot</text:span><text:span text:style-name="T7">ó</text:span><text:span text:style-name="T5">n </text:span><text:span text:style-name="T7">para</text:span><text:span text:style-name="T5"> generar </text:span><text:span text:style-name="T7">el </text:span><text:span text:style-name="T5">archivo de empleados.</text:span></text:p>
      <text:p text:style-name="P17"/>
      <text:p text:style-name="P19"><text:span text:style-name="T10">G</text:span><text:span text:style-name="T1">enerar Archivo de Empleados</text:span></text:p>
      <text:p text:style-name="P21">Al oprimirse el bot<text:span text:style-name="T32">ó</text:span>n mencionado anteriormente se generar<text:span text:style-name="T32">á</text:span> un <text:span text:style-name="T38">archivo llamado "empleados.xlsx"</text:span> con los empleados que se encuentren en el grid de la pestaña buscar empleado, <text:span text:style-name="T38">el archivo se generara en la carpeta donde se encuentre el ejecutable</text:span>.</text:p>
      <text:p text:style-name="P17"/>
      <text:p text:style-name="P15">Modificar empleado</text:p>
      <text:p text:style-name="P14">Para modificar un empleado se debe de dar doble click dentro de la tabla de los empleados, <text:span text:style-name="T32">al realizar esta acción</text:span> deberá mostrar una pantalla con los datos del empleado, incluyendo su id aunque este dato solo se mostrar<text:span text:style-name="T32">á</text:span> pues deberá permanecer <text:span text:style-name="T32">no editable. A</text:span>l darle click al botón actualizar el registro de ese <text:span text:style-name="T29">empleado</text:span> se deberá actualizar. En este caso también se deben de agregar las mismas validaciones que se hicieron dentro de la opción de <text:span text:style-name="T15">Grabado de empleado.</text:span></text:p>
      <text:p text:style-name="P17"/>
      <text:p text:style-name="P15"><text:span text:style-name="T37">Baja</text:span> empleado</text:p>
      <text:p text:style-name="P17"><text:span text:style-name="T2">Al seleccionar un empleado de la tabla de empleados y oprimir el botón de </text:span><text:span text:style-name="T8">baja</text:span><text:span text:style-name="T2">, el registro de ese </text:span><text:span text:style-name="T6">empleado</text:span><text:span text:style-name="T2"> se deberá borrar, realizando un borrado lógico, esto para evitar que la información de los movimientos quede incompleta.</text:span></text:p>
      <text:p text:style-name="P17"/>
      <text:p text:style-name="P15">Pantalla de movimientos</text:p>
      <text:p text:style-name="P14">De igual forma esta pantalla estará compuesta, por un par de pestañas, las cuales serán la pantalla de Nuevo y buscar.</text:p>
      <text:p text:style-name="P14"/>
      <text:p text:style-name="P15"><text:span text:style-name="T18">Pantalla </text:span>Nuevo Movimiento</text:p>
      <text:p text:style-name="P1">La pantalla de nuevo movimiento contar<text:span text:style-name="T32">á</text:span> con un cuadro de texto que te permitir<text:span text:style-name="T32">á</text:span> poner el id del empleado(solo n<text:span text:style-name="T32">ú</text:span>meros), y que al oprimir el bot<text:span text:style-name="T32">ó</text:span>n "Cargar Empleado" te debe de cargar la informaci<text:span text:style-name="T32">ó</text:span>n de este(nombre,rol,tipo) los cuales no ser<text:span text:style-name="T32">á</text:span>n modificables. <text:span text:style-name="T32">E</text:span>n caso de que el n<text:span text:style-name="T32">ú</text:span>mero de empleado no exista, el sistema debe mostrar el siguiente mensaje "Favor de colocar un id de empleado v<text:span text:style-name="T32">ál</text:span>ido".</text:p>
      <text:p text:style-name="P1"/>
      <text:p text:style-name="P1">El usuario debe <text:span text:style-name="T32">poder seleccionar</text:span> la fecha del movimiento y la cantidad de entregas que realiz<text:span text:style-name="T32">ó</text:span> el empleado en ese d<text:span text:style-name="T32">í</text:span>a.</text:p>
      <text:p text:style-name="P1"/>
      <text:p text:style-name="P1">Adem<text:span text:style-name="T32">á</text:span>s de esto, el sistema debe detectar si el <text:span text:style-name="T29">empleado</text:span> tiene rol de auxiliar, en caso de <text:span text:style-name="T32">serlo,</text:span> debe aparecer un complement<text:span text:style-name="T32">o</text:span> para definir <text:span text:style-name="T32">sí cubrió un puesto y cuál fue.</text:span></text:p>
      <text:p text:style-name="P1"/>
      <text:p text:style-name="P1"/>
      <text:p text:style-name="P5">Grabado de Movimiento</text:p>
      <text:p text:style-name="P7"><text:soft-page-break/>Se debe de validar que la fecha que se agregue no sea una fecha en la que el empleado ya tenga un movimiento, en caso de que eso llegar<text:span text:style-name="T33">á</text:span> pasar se debe de mostrar el siguiente mensaje("El empleado ya tiene un movimiento registrado ese d<text:span text:style-name="T33">í</text:span>a")</text:p>
      <text:p text:style-name="P1"/>
      <text:p text:style-name="P2">Pantalla Buscar Movimiento</text:p>
      <text:p text:style-name="P1">Esta pantalla al mostrarse por primera vez, debe de enlistar todos los movimientos que haya en la base de datos mostrando el id del movimiento, la fecha del movimient<text:span text:style-name="T33">o</text:span>, el nombre del empleado, el rol del empleado en ese momento, el tipo de empleado, el rol extra (en caso de tenerlo) y las entregas realizadas en ese d<text:span text:style-name="T33">í</text:span>a por el empleado.</text:p>
      <text:p text:style-name="P1"/>
      <text:p text:style-name="P1">Esta pantalla contar<text:span text:style-name="T33">á</text:span> con dos cuadros de texto, en los cuales podr<text:span text:style-name="T33">á</text:span>s <text:span text:style-name="T33">capturar</text:span> las fechas de inicio y final para buscar los movimientos <text:span text:style-name="T34">de</text:span> un determinado rango. <text:s/><text:span text:style-name="T33">A</text:span>dem<text:span text:style-name="T33">ás</text:span> de un bot<text:span text:style-name="T33">ó</text:span>n de eliminar <text:span text:style-name="T28">y un botón para generar Archivo</text:span>.</text:p>
      <text:p text:style-name="P1"/>
      <text:p text:style-name="P3">Generar Archivo de movimientos</text:p>
      <text:p text:style-name="P23"><text:span text:style-name="T20">Al oprimirse el bot</text:span><text:span text:style-name="T22">ó</text:span><text:span text:style-name="T20">n mencionado anteriormente se generar</text:span><text:span text:style-name="T22">á</text:span><text:span text:style-name="T20"> un documento </text:span><text:span text:style-name="T26">llamado "Movimientos.xlsx"</text:span><text:span text:style-name="T20"> con los empleados que se encuentren en el grid de la pestaña buscar </text:span><text:span text:style-name="T21">movimiento,</text:span><text:span text:style-name="T26">el archivo se generara en la carpeta donde se encuentre el ejecutable</text:span><text:span text:style-name="T20">.</text:span></text:p>
      <text:p text:style-name="P3"/>
      <text:p text:style-name="P1"/>
      <text:p text:style-name="P2">Eliminar Movimiento</text:p>
      <text:p text:style-name="P6">Para eliminar un movimiento se debe de entrar a la pantalla de <text:span text:style-name="T16">Buscar Movimiento</text:span> y seleccionar alguno, enseguida de esto oprimir el bot<text:span text:style-name="T34">ó</text:span>n Eliminar Movimiento con lo cual deber<text:span text:style-name="T34">á</text:span> desaparecer de los registros y no ser<text:span text:style-name="T34">á</text:span> considerado <text:span text:style-name="T34">para el cálculo</text:span> de la n<text:span text:style-name="T34">ó</text:span>mina.</text:p>
      <text:p text:style-name="P6"/>
      <text:p text:style-name="P2"/>
      <text:p text:style-name="P2">Pantalla Actualizar Movimiento</text:p>
      <text:p text:style-name="Standard"><text:span text:style-name="T12">Para actualizar los movimientos se debe de estar en la pantalla de </text:span><text:span text:style-name="T17">Buscar Movimiento</text:span>, <text:span text:style-name="T19">seleccionar el movimiento que se desea modificar con un doble click, esto debe desplegar una pantalla como la de nuevo movimiento con la diferencia que el id del empleado ni sus características podrán ser modificables, únicamente permitirá modificar la fecha, la cantidad de entregas y el puesto que cubrió (para los auxiliares).</text:span></text:p>
      <text:p text:style-name="Standard"/>
      <text:p text:style-name="P12">Al oprimir el bot<text:span text:style-name="T34">ó</text:span>n de Actuliza Movimiento el sistema debe de mostrarte el mensaje de "El movimiento ha sido actualizado" y regresar a la pantalla de <text:span text:style-name="T16">Buscar Movimiento</text:span><text:span text:style-name="T17">.</text:span></text:p>
      <text:p text:style-name="P12"/>
      <text:p text:style-name="P12"/>
      <text:p text:style-name="P13"><text:span text:style-name="T17">P</text:span><text:span text:style-name="T16">antalla de Reportes</text:span></text:p>
      <text:p text:style-name="P13"><text:span text:style-name="T11">Esta pantalla mostrar</text:span><text:span text:style-name="T13">á</text:span><text:span text:style-name="T11"> al iniciar un tabla con la n</text:span><text:span text:style-name="T13">ó</text:span><text:span text:style-name="T11">mina de todos los movimientos de los empleados. </text:span><text:span text:style-name="T13">A</text:span><text:span text:style-name="T11">dem</text:span><text:span text:style-name="T13">á</text:span><text:span text:style-name="T11">s de un combo con los meses del año y un cuadro de texto donde se podr</text:span><text:span text:style-name="T13">á</text:span><text:span text:style-name="T11"> </text:span><text:span text:style-name="T13">capturar</text:span><text:span text:style-name="T11"> el año, al darle click en el bot</text:span><text:span text:style-name="T13">ón</text:span><text:span text:style-name="T11"> buscar se llenar</text:span><text:span text:style-name="T13">á</text:span><text:span text:style-name="T11"> la tabla con la n</text:span><text:span text:style-name="T13">ó</text:span><text:span text:style-name="T11">mina de ese mes con los empleados que trabajaron por lo menos en un d</text:span><text:span text:style-name="T13">í</text:span><text:span text:style-name="T11">a </text:span><text:span text:style-name="T13">en</text:span><text:span text:style-name="T11"> el mes seleccionado.</text:span><text:span text:style-name="T14">El sistema trabajara solo con numeros enteros(sin decimales).</text:span></text:p>
      <text:p text:style-name="P7"/>
      <text:p text:style-name="P7">Los datos que se mostrar<text:span text:style-name="T34">á</text:span>n son los siguientes :</text:p>
      <text:p text:style-name="P7"/>
      <text:p text:style-name="P7">ID: El n<text:span text:style-name="T34">ú</text:span>mero identificador del empleado</text:p>
      <text:p text:style-name="P7">Nombre: El nombre completo del empleado</text:p>
      <text:p text:style-name="P7"><text:soft-page-break/>Sueldo: Son 30 pesos la hora para todos los empleados y se trabaja 8 horas <text:span text:style-name="T34">a</text:span>l d<text:span text:style-name="T34">í</text:span>a <text:span text:style-name="T30">(estos datos deben ser parametrizables).</text:span></text:p>
      <text:p text:style-name="P8">Extra: En esta apartado va lo que el empleado gana por cada entrega que reali<text:span text:style-name="T34">c</text:span>e a lo largo del mes, se debe de configurar para que gane 5 pesos por entrega inicialmente.</text:p>
      <text:p text:style-name="P8">Bono: Este bono lo ganan los empleados que hayan trabajado por hora como choferes(10 pesos) y cargadores(5 pesos), los auxiliares no reciben bono a menos que hayan cubierto alguno de los puestos anteriormente mencionados.</text:p>
      <text:p text:style-name="P9">Vale: Este valor sera el 4% del total de la sumatoria del sueldo,extra y bono, este campo no aplicaria para los subcontratados.</text:p>
      <text:p text:style-name="P10">ISR: Esta campo ser<text:span text:style-name="T34">á</text:span> el 9% de lo que <text:span text:style-name="T34">resulte de</text:span> la sumatoria del sueldo, extra y <text:span text:style-name="T34">el </text:span>bono; <text:span text:style-name="T34">en el caso </text:span>que esta sumatoria supere los 16000 (valor parametrizable) se le tomar<text:span text:style-name="T34">á</text:span> el 12 % de ISR.</text:p>
      <text:p text:style-name="P11">Sueldo Total: Este sueldo ser<text:span text:style-name="T34">á</text:span> la sumatoria del sueldo, <text:span text:style-name="T35">e</text:span>xtra, bono y vales menos el ISR.</text:p>
      <text:p text:style-name="P11"/>
      <text:p text:style-name="P4">Generar <text:span text:style-name="T36">Reporte</text:span></text:p>
      <text:p text:style-name="P24"><text:span text:style-name="T20">Al oprimirse el bot</text:span><text:span text:style-name="T22">ó</text:span><text:span text:style-name="T20">n mencionado anteriormente se generar</text:span><text:span text:style-name="T22">á</text:span><text:span text:style-name="T20"> un documento </text:span><text:span text:style-name="T27">llamado Nomina.xlsx</text:span><text:span text:style-name="T20"> con </text:span><text:span text:style-name="T23">la información visualizada en la pantalla de reportes</text:span><text:span text:style-name="T21">, </text:span><text:span text:style-name="T26">el archivo se generara en la carpeta donde se encuentre el ejecutable</text:span><text:span text:style-name="T20">.</text:span><text:span text:style-name="T23">.</text:span></text:p>
      <text:p text:style-name="P22"/>
      <text:p text:style-name="P25"/>
      <text:p text:style-name="P26"><text:span text:style-name="T25">E</text:span><text:span text:style-name="T24">ntradas</text:span><text:span text:style-name="T20">:</text:span></text:p>
      <text:list xml:id="list8294556507414393947" text:style-name="L1">
        <text:list-item>
          <text:p text:style-name="P31">Nombre.</text:p>
        </text:list-item>
        <text:list-item>
          <text:p text:style-name="P31">Apellido paterno.</text:p>
        </text:list-item>
        <text:list-item>
          <text:p text:style-name="P31">Apellido materno.</text:p>
        </text:list-item>
        <text:list-item>
          <text:p text:style-name="P31">Rol del empleado.</text:p>
        </text:list-item>
        <text:list-item>
          <text:p text:style-name="P31">Tipo de empleado.</text:p>
        </text:list-item>
        <text:list-item>
          <text:p text:style-name="P31">Fecha de movimiento.</text:p>
        </text:list-item>
        <text:list-item>
          <text:p text:style-name="P31">Cantidad de entregas.</text:p>
        </text:list-item>
        <text:list-item>
          <text:p text:style-name="P31">Rol que cubrio.</text:p>
        </text:list-item>
        <text:list-item>
          <text:p text:style-name="P31">Mes nomina a generar.</text:p>
        </text:list-item>
        <text:list-item>
          <text:p text:style-name="P31">Nombre del empleado a buscar.</text:p>
        </text:list-item>
        <text:list-item>
          <text:p text:style-name="P31">Fechas de movimientos a buscar.</text:p>
        </text:list-item>
      </text:list>
      <text:p text:style-name="P27"><text:tab/></text:p>
      <text:p text:style-name="P29">Procesos:</text:p>
      <text:list xml:id="list2533584727910214588" text:style-name="L2">
        <text:list-item>
          <text:p text:style-name="P32">Grabado de empleado.</text:p>
        </text:list-item>
        <text:list-item>
          <text:p text:style-name="P32">Modificacion de empleados.</text:p>
        </text:list-item>
        <text:list-item>
          <text:p text:style-name="P32">Baja de empleado.</text:p>
        </text:list-item>
        <text:list-item>
          <text:p text:style-name="P32">Busqueda de empleados.</text:p>
        </text:list-item>
        <text:list-item>
          <text:p text:style-name="P32">Grabado de movimientos.</text:p>
        </text:list-item>
        <text:list-item>
          <text:p text:style-name="P32">Modificacion de movimientos.</text:p>
        </text:list-item>
        <text:list-item>
          <text:p text:style-name="P32">Eliminacion de movimientos.</text:p>
        </text:list-item>
        <text:list-item>
          <text:p text:style-name="P32">Busqueda de movimientos.</text:p>
        </text:list-item>
        <text:list-item>
          <text:p text:style-name="P32">Generacion de reporte de nomina.</text:p>
        </text:list-item>
      </text:list>
      <text:p text:style-name="P28"/>
      <text:p text:style-name="P30">Salidas:</text:p>
      <text:list xml:id="list8720958876383363640" text:style-name="L3">
        <text:list-item>
          <text:p text:style-name="P33">Reporte de nomina.</text:p>
        </text:list-item>
        <text:list-item>
          <text:p text:style-name="P33">Reporte de empleados.</text:p>
        </text:list-item>
        <text:list-item>
          <text:p text:style-name="P33">Reporte de movimien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58S</meta:editing-duration>
    <meta:editing-cycles>20</meta:editing-cycles>
    <meta:generator>LibreOffice/4.3.0.4$Windows_x86 LibreOffice_project/62ad5818884a2fc2e5780dd45466868d41009ec0</meta:generator>
    <dc:date>2018-11-10T10:19:22.204000000</dc:date>
    <meta:document-statistic meta:table-count="0" meta:image-count="0" meta:object-count="0" meta:page-count="5" meta:paragraph-count="85" meta:word-count="1378" meta:character-count="8184" meta:non-whitespace-character-count="6908"/>
    <meta:user-defined meta:name="Info 1"/>
    <meta:user-defined meta:name="Info 2"/>
    <meta:user-defined meta:name="Info 3"/>
    <meta:user-defined meta:name="Info 4"/>
  </office:meta>
</office:document-meta>
</file>